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63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47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7.57mm"/>
    </style:style>
    <style:style style:name="co9" style:family="table-column">
      <style:table-column-properties fo:break-before="auto" style:column-width="39.16mm"/>
    </style:style>
    <style:style style:name="co10" style:family="table-column">
      <style:table-column-properties fo:break-before="auto" style:column-width="23.35mm"/>
    </style:style>
    <style:style style:name="co11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4" table:number-columns-repeated="13" table:default-cell-style-name="Default"/>
        <table:table-column table:style-name="co4" table:number-columns-repeated="2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estresul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6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1"/>
        <table:table-column table:style-name="co11" table:number-columns-repeated="2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32" calcext:value-type="float">
            <text:p>0,285320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table:style-name="ce1"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table:style-name="ce1"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table:style-name="ce1"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table:style-name="ce1"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table:style-name="ce1"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table:style-name="ce1"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table:style-name="ce1"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table:style-name="ce1"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3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table:style-name="ce1"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table:style-name="ce1"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table:style-name="ce1"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table:style-name="ce1"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table:style-name="ce1"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table:style-name="ce1"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table:style-name="ce1"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table:style-name="ce1"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table:style-name="ce1"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table:style-name="ce1"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table:style-name="ce1"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table:style-name="ce1"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table:style-name="ce1"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slicing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table:style-name="ce1"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table:style-name="ce1"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table:style-name="ce1"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table:style-name="ce1"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table:style-name="ce1"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9.93" calcext:value-type="float">
            <text:p>9,9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table:style-name="ce1"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table:style-name="ce1"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table:style-name="ce1"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table:style-name="ce1"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table:style-name="ce1"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6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48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441</text:p>
          </table:table-cell>
        </table:table-row>
        <table:table-row table:style-name="ro1" table:number-rows-repeated="104846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 style:data-style-name="N2" text:time-value="10:05:47.26327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3-16T16:00:51.585291543</dc:date>
    <meta:editing-duration>P11DT13H40M3S</meta:editing-duration>
    <meta:editing-cycles>96</meta:editing-cycles>
    <meta:generator>LibreOffice/5.1.6.2$Linux_X86_64 LibreOffice_project/10m0$Build-2</meta:generator>
    <meta:document-statistic meta:table-count="3" meta:cell-count="2602" meta:object-count="0"/>
  </office:meta>
</office:document-meta>
</file>